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P3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</style:style>
    <style:style style:name="P4" style:family="paragraph" style:parent-style-name="Text_20_body">
      <style:paragraph-properties fo:margin-left="1.27cm" fo:margin-right="0cm" fo:margin-top="0cm" fo:margin-bottom="0cm" style:contextual-spacing="false" fo:line-height="138%" fo:text-align="center" style:justify-single-word="false" fo:text-indent="0cm" style:auto-text-indent="false" style:writing-mode="lr-tb"/>
    </style:style>
    <style:style style:name="P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eb601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c2d97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eb4c3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ff0000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5e16ae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6">6</text:span><text:span text:style-name="T1">.</text:span><text:span text:style-name="T6">1</text:span><text:span text:style-name="T2">.</text:span><text:span text:style-name="T5">1</text:span><text:span text:style-name="T3">.</text:span><text:span text:style-name="T6">1.</text:span><text:span text:style-name="T1"> </text:span><text:span text:style-name="T6">Imprimiendo una O (con Julio Paca)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9-29T18:19:58.752000000</dc:date>
    <meta:editing-duration>PT4H26M50S</meta:editing-duration>
    <meta:editing-cycles>66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1" meta:word-count="8" meta:character-count="52" meta:non-whitespace-character-count="45"/>
  </office:meta>
</office:document-meta>
</file>